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fcfe" draw:textarea-horizontal-align="justify" draw:textarea-vertical-align="middle" draw:auto-grow-height="false" fo:min-height="2cm" fo:min-width="27.2cm"/>
      <style:paragraph-properties style:writing-mode="lr-tb"/>
    </style:style>
    <style:style style:name="gr2" style:family="graphic" style:parent-style-name="standard">
      <style:graphic-properties draw:fill-color="#fefcfe" draw:textarea-horizontal-align="justify" draw:textarea-vertical-align="middle" draw:auto-grow-height="false" fo:min-height="14.25cm" fo:min-width="20.75cm"/>
      <style:paragraph-properties style:writing-mode="lr-tb"/>
    </style:style>
    <style:style style:name="gr3" style:family="graphic" style:parent-style-name="standard">
      <style:graphic-properties draw:fill-color="#fefcfe" draw:textarea-horizontal-align="justify" draw:textarea-vertical-align="middle" draw:auto-grow-height="false" fo:min-height="14.25cm" fo:min-width="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efcf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7.7cm" svg:height="2.2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25cm" svg:height="14.5cm" svg:x="7.45cm" svg:y="3.25cm">
          <text:p text:style-name="P1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5cm" svg:height="14.5cm" svg:x="1cm" svg:y="3.25cm">
          <text:p text:style-name="P1">a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7.7cm" svg:height="2.25cm" svg:x="1cm" svg:y="17.75cm">
          <text:p text:style-name="P1">foote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5T10:16:10.364036340</meta:creation-date>
    <dc:date>2024-11-05T11:42:40.952849581</dc:date>
    <meta:editing-duration>PT1H16M21S</meta:editing-duration>
    <meta:editing-cycles>3</meta:editing-cycles>
    <meta:generator>LibreOffice/7.3.7.2$Linux_X86_64 LibreOffice_project/30$Build-2</meta:generator>
    <meta:document-statistic meta:object-count="4"/>
  </office:meta>
</office:document-meta>
</file>